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DejaVu Sans Mono" svg:font-family="'DejaVu Sans Mono'" style:font-family-generic="modern"/>
    <style:font-face style:name="Droid Sans1" svg:font-family="'Droid Sans'" style:font-family-generic="modern"/>
    <style:font-face style:name="FreeSans3" svg:font-family="FreeSans" style:font-family-generic="modern"/>
    <style:font-face style:name="FreeSans1" svg:font-family="FreeSans" style:font-family-generic="swiss"/>
    <style:font-face style:name="Droid Sans2" svg:font-family="'Droid Sans'"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fo:padding="0.0138in" fo:border="0.11pt solid #000000"/>
      <style:text-properties style:font-name="Courier 10 Pitch" fo:font-size="9pt" style:font-size-asian="9pt" style:font-name-complex="Courier 10 Pitch" style:font-size-complex="9pt"/>
    </style:style>
    <style:style style:name="P4" style:family="paragraph" style:parent-style-name="Text_20_body">
      <style:paragraph-properties fo:margin-top="0in" fo:margin-bottom="0.0835in"/>
    </style:style>
    <style:style style:name="P5" style:family="paragraph" style:parent-style-name="Text_20_body">
      <style:paragraph-properties fo:text-align="start" style:justify-single-word="false" fo:orphans="0" fo:widows="0" fo:hyphenation-ladder-count="no-limit" fo:padding="0.0138in" fo:border="0.11pt solid #000000" style:writing-mode="lr-tb"/>
      <style:text-properties style:use-window-font-color="true" style:font-name="Courier 10 Pitch" fo:font-size="9pt" fo:language="en" fo:country="US" style:letter-kerning="true" style:font-name-asian="Droid Sans2" style:font-size-asian="9pt" style:language-asian="zh" style:country-asian="CN" style:font-name-complex="Courier 10 Pitch" style:font-size-complex="9pt" style:language-complex="hi" style:country-complex="IN" fo:hyphenate="false" fo:hyphenation-remain-char-count="2" fo:hyphenation-push-char-count="2"/>
    </style:style>
    <style:style style:name="P6" style:family="paragraph" style:parent-style-name="Heading_20_1" style:master-page-name="Standard">
      <style:paragraph-properties fo:margin-top="0.1665in" fo:margin-bottom="0.0835in" fo:text-align="center" style:justify-single-word="false" style:page-number="auto"/>
    </style:style>
    <style:style style:name="T1" style:family="text">
      <style:text-properties style:font-name-asian="Liberation Serif1" style:font-name-complex="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DM-server installation and configuration manual</text:h>
      <text:p text:style-name="P1"/>
      <text:p text:style-name="P2">Author: Thomas Boose<text:line-break/>Date: 06/12/14</text:p>
      <text:p text:style-name="P2"/>
      <text:p text:style-name="P2">This guide is meant to help you install and configure the ADM-server software. This is a step by step instruction to setup the ADM-server on a Debian 7.5 system. There are currently no automated installation scripts available to my knowledge. This document is intentionally as short as possible and lacks information about functionality context and vision. For more information, contact or participation look at the website: <text:a xlink:type="simple" xlink:href="https://admserver.frii.nl/resturp/admserver/wikis/home"><text:span text:style-name="Internet_20_link">https://admserver.frii.nl/resturp/admserver/wikis/home</text:span></text:a> </text:p>
      <text:p text:style-name="P2">You should be able to setup a running ADM server using only the commands boxed in courier font.</text:p>
      <text:p text:style-name="P2">But first: </text:p>
      <text:h text:style-name="Heading_20_2" text:outline-level="2">License information</text:h>
      <text:p text:style-name="P2">See the file "LICENSE" for information on the license of this<text:span text:style-name="T1"> </text:span>software, terms &amp; conditions for usage, and a DISCLAIMER OF ALL<text:span text:style-name="T1"> </text:span>WARRANTIES.</text:p>
      <text:p text:style-name="P2">Licensed under the Apache License, Version 2.0 (the "License");<text:span text:style-name="T1"> </text:span>you may not use this file except in compliance with the License.<text:span text:style-name="T1"> </text:span>You may obtain a copy of the License at</text:p>
      <text:p text:style-name="P2">http://www.apache.org/licenses/LICENSE-2.0</text:p>
      <text:p text:style-name="P2">Unless required by applicable law or agreed to in writing, software<text:span text:style-name="T1"> </text:span>distributed under the License is distributed on an "AS IS" BASIS,<text:span text:style-name="T1"> </text:span>WITHOUT WARRANTIES OR CONDITIONS OF ANY KIND, either express or implied.<text:span text:style-name="T1"> </text:span>See the License for the specific language governing permissions and<text:span text:style-name="T1"> </text:span>limitations under the License.</text:p>
      <text:h text:style-name="Heading_20_2" text:outline-level="2">Host specification.</text:h>
      <text:p text:style-name="P2">Install a Debian 7.5 server. The content of this manual is tested on a Debian 7.5 standard server installation. Other flavors of Linux and other operating systems should work too.</text:p>
      <text:p text:style-name="P2">The ADM-server uses Postgresql as a database server and the tornado web-server framework.</text:p>
      <text:p text:style-name="P2">You need to have sudo or root permissions to install this software. Issue the commands:</text:p>
      <text:p text:style-name="P3">sudo apt-get install postgresql postgresql-client python-psycopg2 python-tornado</text:p>
      <text:h text:style-name="Heading_20_2" text:outline-level="2">Download source code</text:h>
      <text:p text:style-name="P2">To install the ADM-server you will need to download the source code. The most recent version of the source code is available from: <text:a xlink:type="simple" xlink:href="https://admserver.frii.nl/resturp/admserver"><text:span text:style-name="Internet_20_link">https://admserver.frii.nl/resturp/admserver</text:span></text:a></text:p>
      <text:p text:style-name="P3">wget -O admserver.tgz <text:a xlink:type="simple" xlink:href="https://admserver.frii.nl/resturp/admserver/repository/archive"><text:span text:style-name="Internet_20_link">https://admserver.frii.nl/resturp/admserver/repository/archive</text:span></text:a></text:p>
      <text:p text:style-name="P2">extract the source tar-ball using tar:</text:p>
      <text:p text:style-name="P3">tar -zxf admserver.tgz</text:p>
      <text:p text:style-name="Text_20_body"/>
      <text:h text:style-name="Heading_20_2" text:outline-level="2"><text:soft-page-break/>Configure the database </text:h>
      <text:p text:style-name="Text_20_body">Enter the directory sql. Use “sudo su postgres” to become the database administrator, you have to have sudo permissions to do this, and start the psql program. In the psql program create the database, create a database user with you Debian username and grand all rights on the “admserver” database to this new user. </text:p>
      <text:p text:style-name="Text_20_body">The database user must have a password but it does not have to be equal to your Debian user password:</text:p>
      <text:p text:style-name="P3">cd admserver.git<text:line-break/>cd sql<text:line-break/>sudo su postgres<text:line-break/>psql</text:p>
      <text:p text:style-name="Text_20_body">In the psql shell type:</text:p>
      <text:p text:style-name="P5">create database admserver;<text:line-break/>create user “user” with password 'user';<text:line-break/>GRANT ALL ON database admserver TO “user”;<text:line-break/>\q</text:p>
      <text:p text:style-name="Text_20_body">This is not a database administration document for a production environment. Passwords in production environments should be more difficult to guess. Use exit to return to normal user's shell</text:p>
      <text:p text:style-name="P3">exit</text:p>
      <text:p text:style-name="Text_20_body">Now you can run the create script to create all tables and initial records.</text:p>
      <text:p text:style-name="P3">psql admserver -f create_script.sql</text:p>
      <text:p text:style-name="Text_20_body">To check whether the script has done its work you can look at the initial user table:</text:p>
      <text:p text:style-name="P3">psql admserver -c 'select * from admuser'</text:p>
      <text:h text:style-name="Heading_20_2" text:outline-level="2">Create a config file</text:h>
      <text:p text:style-name="Text_20_body">Next we need to create and edit the config file. First copy the template config file to the root directory where you extracted the adm-server source files. This is the directory where “admserver.py” is situated:</text:p>
      <text:p text:style-name="P3">cd ..<text:line-break/>cp misc/config.py .</text:p>
      <text:p text:style-name="Text_20_body">Use your favorite editor to edit the config file:</text:p>
      <text:p text:style-name="P3">vi config.py</text:p>
      <text:p text:style-name="Text_20_body">Look for the following settings:</text:p>
      <text:p text:style-name="Text_20_body"><text:tab/>pgdb_user = “&lt;fill in the appropriate username&gt;”<text:line-break/><text:tab/>pgdb_password = “&lt;fill in the appropriate password&gt;”</text:p>
      <text:p text:style-name="Text_20_body">Set useSSL to False if you do not want to use SSL (https) security.</text:p>
      <text:p text:style-name="Text_20_body"><text:tab/>useSSL = False</text:p>
      <text:p text:style-name="Text_20_body">Save config.py and run:</text:p>
      <text:p text:style-name="P3">python admserver.py</text:p>
      <text:p text:style-name="P4">This wil start your own ADM-server and output the tcp-ip port number it is listening on. Now open your browser and point at: localhost:&lt;port number&gt;</text:p>
      <text:p text:style-name="P4">To listen to port number 80, you will need to run the admserver.py as r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face style:name="DejaVu Sans Mono" svg:font-family="'DejaVu Sans Mono'" style:font-family-generic="modern"/>
    <style:font-face style:name="Droid Sans1" svg:font-family="'Droid Sans'" style:font-family-generic="modern"/>
    <style:font-face style:name="FreeSans3" svg:font-family="FreeSans" style:font-family-generic="modern"/>
    <style:font-face style:name="FreeSans1" svg:font-family="FreeSans" style:font-family-generic="swiss"/>
    <style:font-face style:name="Droid Sans2" svg:font-family="'Droid Sans'"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2" style:font-size-asian="12pt" style:language-asian="zh" style:country-asian="CN" style:font-name-complex="Free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2" style:font-size-asian="14pt" style:font-name-complex="Free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FreeSans3" style:font-size-complex="10pt"/>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6-12T12:26:48</meta:creation-date>
    <meta:editing-duration>P2171DT9H31M44S</meta:editing-duration>
    <dc:date>2014-06-20T10:01:05</dc:date>
    <dc:creator>user </dc:creator>
    <meta:generator>LibreOffice/3.5$Linux_X86_64 LibreOffice_project/350m1$Build-2</meta:generator>
    <meta:editing-cycles>1</meta:editing-cycles>
    <meta:document-statistic meta:table-count="0" meta:image-count="0" meta:object-count="0" meta:page-count="2" meta:paragraph-count="45" meta:word-count="623" meta:character-count="3982" meta:non-whitespace-character-count="3397"/>
    <meta:user-defined meta:name="Info 1"/>
    <meta:user-defined meta:name="Info 2"/>
    <meta:user-defined meta:name="Info 3"/>
    <meta:user-defined meta:name="Info 4"/>
  </office:meta>
</office:document-meta>
</file>